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d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d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1">
            <text:p>dfas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jay Kumar</meta:initial-creator>
    <dc:creator>Ajay Kumar</dc:creator>
    <meta:creation-date>2022-12-07T17:23:07Z</meta:creation-date>
    <dc:date>2022-12-07T17:24:04Z</dc:date>
  </office:meta>
</office:document-meta>
</file>